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1" svg:font-family="Arial" style:font-family-generic="roman"/>
    <style:font-face style:name="Mangal2" svg:font-family="Mangal" style:font-family-generic="system"/>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L-Heading">
      <style:text-properties officeooo:paragraph-rsid="000dde11"/>
    </style:style>
    <style:style style:name="P2" style:family="paragraph" style:parent-style-name="PL-Heading">
      <style:text-properties officeooo:paragraph-rsid="003f9685"/>
    </style:style>
    <style:style style:name="P3" style:family="paragraph" style:parent-style-name="PL-Paragraph">
      <style:text-properties fo:font-weight="bold" officeooo:paragraph-rsid="003a8a2a" style:font-weight-asian="bold" style:font-weight-complex="bold"/>
    </style:style>
    <style:style style:name="P4" style:family="paragraph" style:parent-style-name="PL-Paragraph">
      <style:text-properties fo:font-style="italic" fo:font-weight="normal" style:font-style-asian="italic" style:font-weight-asian="normal" style:font-style-complex="italic" style:font-weight-complex="normal"/>
    </style:style>
    <style:style style:name="P5" style:family="paragraph" style:parent-style-name="PL-Paragraph">
      <style:text-properties fo:font-style="italic" fo:font-weight="normal" officeooo:paragraph-rsid="002c2847" style:font-style-asian="italic" style:font-weight-asian="normal" style:font-style-complex="italic" style:font-weight-complex="normal"/>
    </style:style>
    <style:style style:name="P6" style:family="paragraph" style:parent-style-name="PL-Paragraph">
      <style:text-properties officeooo:paragraph-rsid="000c754b"/>
    </style:style>
    <style:style style:name="P7" style:family="paragraph" style:parent-style-name="PL-Paragraph">
      <style:text-properties officeooo:paragraph-rsid="0011aadb"/>
    </style:style>
    <style:style style:name="P8" style:family="paragraph" style:parent-style-name="PL-Paragraph">
      <style:text-properties officeooo:paragraph-rsid="00140e3e"/>
    </style:style>
    <style:style style:name="P9" style:family="paragraph" style:parent-style-name="PL-Paragraph">
      <style:text-properties officeooo:paragraph-rsid="00155a2b"/>
    </style:style>
    <style:style style:name="P10" style:family="paragraph" style:parent-style-name="PL-Paragraph">
      <style:text-properties officeooo:paragraph-rsid="0017d6da"/>
    </style:style>
    <style:style style:name="P11" style:family="paragraph" style:parent-style-name="PL-Paragraph">
      <style:text-properties officeooo:paragraph-rsid="00205704"/>
    </style:style>
    <style:style style:name="P12" style:family="paragraph" style:parent-style-name="PL-Paragraph">
      <style:text-properties officeooo:paragraph-rsid="0026a54c"/>
    </style:style>
    <style:style style:name="P13" style:family="paragraph" style:parent-style-name="PL-Paragraph">
      <style:text-properties officeooo:paragraph-rsid="002941c5"/>
    </style:style>
    <style:style style:name="P14" style:family="paragraph" style:parent-style-name="PL-Paragraph">
      <style:text-properties officeooo:paragraph-rsid="002b1bec"/>
    </style:style>
    <style:style style:name="P15" style:family="paragraph" style:parent-style-name="PL-Paragraph">
      <style:text-properties officeooo:paragraph-rsid="002c2847"/>
    </style:style>
    <style:style style:name="P16" style:family="paragraph" style:parent-style-name="PL-Paragraph">
      <style:text-properties officeooo:paragraph-rsid="0031bea4"/>
    </style:style>
    <style:style style:name="P17" style:family="paragraph" style:parent-style-name="PL-Paragraph">
      <style:text-properties officeooo:paragraph-rsid="0035fc20"/>
    </style:style>
    <style:style style:name="P18" style:family="paragraph" style:parent-style-name="PL-Paragraph">
      <style:text-properties officeooo:paragraph-rsid="003a8a2a"/>
    </style:style>
    <style:style style:name="P19" style:family="paragraph" style:parent-style-name="PL-Paragraph">
      <style:text-properties officeooo:paragraph-rsid="003ba64f"/>
    </style:style>
    <style:style style:name="P20" style:family="paragraph" style:parent-style-name="PL-Paragraph">
      <style:text-properties officeooo:paragraph-rsid="003cfea2"/>
    </style:style>
    <style:style style:name="P21" style:family="paragraph" style:parent-style-name="Standard">
      <style:paragraph-properties fo:margin-left="0cm" fo:margin-right="0cm" fo:text-indent="0cm" style:auto-text-indent="false"/>
      <style:text-properties officeooo:paragraph-rsid="004668e7"/>
    </style:style>
    <style:style style:name="P22" style:family="paragraph" style:parent-style-name="PL-Paragraph" style:list-style-name="L1"/>
    <style:style style:name="P23" style:family="paragraph" style:parent-style-name="PL-Paragraph">
      <style:text-properties officeooo:paragraph-rsid="0026a54c"/>
    </style:style>
    <style:style style:name="P24" style:family="paragraph" style:parent-style-name="PL-Paragraph">
      <style:text-properties fo:font-weight="normal" style:font-weight-asian="normal" style:font-weight-complex="normal"/>
    </style:style>
    <style:style style:name="P25" style:family="paragraph" style:parent-style-name="PL-Heading">
      <style:text-properties officeooo:paragraph-rsid="004668e7"/>
    </style:style>
    <style:style style:name="P26" style:family="paragraph" style:parent-style-name="PL-SubHeading">
      <style:paragraph-properties fo:text-align="end" style:justify-single-word="false"/>
      <style:text-properties officeooo:paragraph-rsid="004668e7"/>
    </style:style>
    <style:style style:name="T1" style:family="text">
      <style:text-properties fo:font-style="normal" officeooo:rsid="000dc2cd" style:font-style-asian="normal" style:font-style-complex="normal"/>
    </style:style>
    <style:style style:name="T2" style:family="text">
      <style:text-properties fo:font-style="normal" officeooo:rsid="000d92e4" style:font-style-asian="normal" style:font-style-complex="normal"/>
    </style:style>
    <style:style style:name="T3" style:family="text">
      <style:text-properties fo:font-style="normal" officeooo:rsid="00a9bd75" style:font-style-asian="normal" style:font-style-complex="normal"/>
    </style:style>
    <style:style style:name="T4" style:family="text">
      <style:text-properties fo:font-style="normal" officeooo:rsid="00a4d55b" style:font-style-asian="normal" style:font-style-complex="normal"/>
    </style:style>
    <style:style style:name="T5" style:family="text">
      <style:text-properties fo:font-style="normal" officeooo:rsid="00138ac0" style:font-style-asian="normal" style:font-style-complex="normal"/>
    </style:style>
    <style:style style:name="T6" style:family="text">
      <style:text-properties fo:font-style="normal" officeooo:rsid="00164838" style:font-style-asian="normal" style:font-style-complex="normal"/>
    </style:style>
    <style:style style:name="T7" style:family="text">
      <style:text-properties fo:font-style="normal" officeooo:rsid="001d7396" style:font-style-asian="normal" style:font-style-complex="normal"/>
    </style:style>
    <style:style style:name="T8" style:family="text">
      <style:text-properties fo:font-style="normal" officeooo:rsid="002ff05f" style:font-style-asian="normal" style:font-style-complex="normal"/>
    </style:style>
    <style:style style:name="T9" style:family="text">
      <style:text-properties fo:font-style="normal" officeooo:rsid="00345e35" style:font-style-asian="normal" style:font-style-complex="normal"/>
    </style:style>
    <style:style style:name="T10" style:family="text">
      <style:text-properties fo:font-style="normal" officeooo:rsid="003866e7" style:font-style-asian="normal" style:font-style-complex="normal"/>
    </style:style>
    <style:style style:name="T11" style:family="text">
      <style:text-properties fo:font-style="normal" officeooo:rsid="0019f582" style:font-style-asian="normal" style:font-style-complex="normal"/>
    </style:style>
    <style:style style:name="T12" style:family="text">
      <style:text-properties fo:font-style="normal" officeooo:rsid="003a8a2a"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0b6c26" style:font-style-asian="normal" style:font-weight-asian="normal" style:font-style-complex="normal" style:font-weight-complex="normal"/>
    </style:style>
    <style:style style:name="T15" style:family="text">
      <style:text-properties fo:font-style="normal" fo:font-weight="normal" officeooo:rsid="000d92e4" style:font-style-asian="normal" style:font-weight-asian="normal" style:font-style-complex="normal" style:font-weight-complex="normal"/>
    </style:style>
    <style:style style:name="T16" style:family="text">
      <style:text-properties fo:font-style="normal" fo:font-weight="normal" officeooo:rsid="00a9bd75" style:font-style-asian="normal" style:font-weight-asian="normal" style:font-style-complex="normal" style:font-weight-complex="normal"/>
    </style:style>
    <style:style style:name="T17" style:family="text">
      <style:text-properties fo:font-style="normal" fo:font-weight="normal" officeooo:rsid="000ee28a" style:font-style-asian="normal" style:font-weight-asian="normal" style:font-style-complex="normal" style:font-weight-complex="normal"/>
    </style:style>
    <style:style style:name="T18" style:family="text">
      <style:text-properties fo:font-style="normal" fo:font-weight="normal" officeooo:rsid="0011aadb" style:font-style-asian="normal" style:font-weight-asian="normal" style:font-style-complex="normal" style:font-weight-complex="normal"/>
    </style:style>
    <style:style style:name="T19" style:family="text">
      <style:text-properties fo:font-style="normal" fo:font-weight="normal" officeooo:rsid="00138ac0" style:font-style-asian="normal" style:font-weight-asian="normal" style:font-style-complex="normal" style:font-weight-complex="normal"/>
    </style:style>
    <style:style style:name="T20" style:family="text">
      <style:text-properties fo:font-style="normal" fo:font-weight="normal" officeooo:rsid="005ca2c6" style:font-style-asian="normal" style:font-weight-asian="normal" style:font-style-complex="normal" style:font-weight-complex="normal"/>
    </style:style>
    <style:style style:name="T21" style:family="text">
      <style:text-properties fo:font-style="normal" fo:font-weight="normal" officeooo:rsid="005bcbd3" style:font-style-asian="normal" style:font-weight-asian="normal" style:font-style-complex="normal" style:font-weight-complex="normal"/>
    </style:style>
    <style:style style:name="T22" style:family="text">
      <style:text-properties fo:font-style="normal" fo:font-weight="normal" officeooo:rsid="00140e3e" style:font-style-asian="normal" style:font-weight-asian="normal" style:font-style-complex="normal" style:font-weight-complex="normal"/>
    </style:style>
    <style:style style:name="T23" style:family="text">
      <style:text-properties fo:font-style="normal" fo:font-weight="normal" officeooo:rsid="0014b17e" style:font-style-asian="normal" style:font-weight-asian="normal" style:font-style-complex="normal" style:font-weight-complex="normal"/>
    </style:style>
    <style:style style:name="T24" style:family="text">
      <style:text-properties fo:font-style="normal" fo:font-weight="normal" officeooo:rsid="00155a2b" style:font-style-asian="normal" style:font-weight-asian="normal" style:font-style-complex="normal" style:font-weight-complex="normal"/>
    </style:style>
    <style:style style:name="T25" style:family="text">
      <style:text-properties fo:font-style="normal" fo:font-weight="normal" officeooo:rsid="0089d967" style:font-style-asian="normal" style:font-weight-asian="normal" style:font-style-complex="normal" style:font-weight-complex="normal"/>
    </style:style>
    <style:style style:name="T26" style:family="text">
      <style:text-properties fo:font-style="normal" fo:font-weight="normal" officeooo:rsid="00164838" style:font-style-asian="normal" style:font-weight-asian="normal" style:font-style-complex="normal" style:font-weight-complex="normal"/>
    </style:style>
    <style:style style:name="T27" style:family="text">
      <style:text-properties fo:font-style="normal" fo:font-weight="normal" officeooo:rsid="0017a3a9" style:font-style-asian="normal" style:font-weight-asian="normal" style:font-style-complex="normal" style:font-weight-complex="normal"/>
    </style:style>
    <style:style style:name="T28" style:family="text">
      <style:text-properties fo:font-style="normal" fo:font-weight="normal" officeooo:rsid="0017d6da" style:font-style-asian="normal" style:font-weight-asian="normal" style:font-style-complex="normal" style:font-weight-complex="normal"/>
    </style:style>
    <style:style style:name="T29" style:family="text">
      <style:text-properties fo:font-style="normal" fo:font-weight="normal" officeooo:rsid="003c092a" style:font-style-asian="normal" style:font-weight-asian="normal" style:font-style-complex="normal" style:font-weight-complex="normal"/>
    </style:style>
    <style:style style:name="T30" style:family="text">
      <style:text-properties fo:font-style="normal" fo:font-weight="normal" officeooo:rsid="005cc0d8" style:font-style-asian="normal" style:font-weight-asian="normal" style:font-style-complex="normal" style:font-weight-complex="normal"/>
    </style:style>
    <style:style style:name="T31" style:family="text">
      <style:text-properties fo:font-style="normal" fo:font-weight="normal" officeooo:rsid="0017fcec" style:font-style-asian="normal" style:font-weight-asian="normal" style:font-style-complex="normal" style:font-weight-complex="normal"/>
    </style:style>
    <style:style style:name="T32" style:family="text">
      <style:text-properties fo:font-style="normal" fo:font-weight="normal" officeooo:rsid="001f6583" style:font-style-asian="normal" style:font-weight-asian="normal" style:font-style-complex="normal" style:font-weight-complex="normal"/>
    </style:style>
    <style:style style:name="T33" style:family="text">
      <style:text-properties fo:font-style="normal" fo:font-weight="normal" officeooo:rsid="0026a54c" style:font-style-asian="normal" style:font-weight-asian="normal" style:font-style-complex="normal" style:font-weight-complex="normal"/>
    </style:style>
    <style:style style:name="T34" style:family="text">
      <style:text-properties fo:font-style="normal" fo:font-weight="normal" officeooo:rsid="00284328" style:font-style-asian="normal" style:font-weight-asian="normal" style:font-style-complex="normal" style:font-weight-complex="normal"/>
    </style:style>
    <style:style style:name="T35" style:family="text">
      <style:text-properties fo:font-style="normal" fo:font-weight="normal" officeooo:rsid="002941c5" style:font-style-asian="normal" style:font-weight-asian="normal" style:font-style-complex="normal" style:font-weight-complex="normal"/>
    </style:style>
    <style:style style:name="T36" style:family="text">
      <style:text-properties fo:font-style="normal" fo:font-weight="normal" officeooo:rsid="00069627" style:font-style-asian="normal" style:font-weight-asian="normal" style:font-style-complex="normal" style:font-weight-complex="normal"/>
    </style:style>
    <style:style style:name="T37" style:family="text">
      <style:text-properties fo:font-style="normal" fo:font-weight="normal" officeooo:rsid="000c887b" style:font-style-asian="normal" style:font-weight-asian="normal" style:font-style-complex="normal" style:font-weight-complex="normal"/>
    </style:style>
    <style:style style:name="T38" style:family="text">
      <style:text-properties fo:font-style="normal" fo:font-weight="normal" officeooo:rsid="002c2847" style:font-style-asian="normal" style:font-weight-asian="normal" style:font-style-complex="normal" style:font-weight-complex="normal"/>
    </style:style>
    <style:style style:name="T39" style:family="text">
      <style:text-properties fo:font-style="normal" fo:font-weight="normal" officeooo:rsid="002e33f5" style:font-style-asian="normal" style:font-weight-asian="normal" style:font-style-complex="normal" style:font-weight-complex="normal"/>
    </style:style>
    <style:style style:name="T40" style:family="text">
      <style:text-properties fo:font-style="normal" fo:font-weight="normal" officeooo:rsid="002ff05f" style:font-style-asian="normal" style:font-weight-asian="normal" style:font-style-complex="normal" style:font-weight-complex="normal"/>
    </style:style>
    <style:style style:name="T41" style:family="text">
      <style:text-properties fo:font-style="normal" fo:font-weight="normal" officeooo:rsid="0031bea4" style:font-style-asian="normal" style:font-weight-asian="normal" style:font-style-complex="normal" style:font-weight-complex="normal"/>
    </style:style>
    <style:style style:name="T42" style:family="text">
      <style:text-properties fo:font-style="normal" fo:font-weight="normal" officeooo:rsid="00326a99" style:font-style-asian="normal" style:font-weight-asian="normal" style:font-style-complex="normal" style:font-weight-complex="normal"/>
    </style:style>
    <style:style style:name="T43" style:family="text">
      <style:text-properties fo:font-style="normal" fo:font-weight="normal" officeooo:rsid="0035fc20" style:font-style-asian="normal" style:font-weight-asian="normal" style:font-style-complex="normal" style:font-weight-complex="normal"/>
    </style:style>
    <style:style style:name="T44" style:family="text">
      <style:text-properties fo:font-style="normal" fo:font-weight="normal" officeooo:rsid="00364f34" style:font-style-asian="normal" style:font-weight-asian="normal" style:font-style-complex="normal" style:font-weight-complex="normal"/>
    </style:style>
    <style:style style:name="T45" style:family="text">
      <style:text-properties fo:font-style="normal" fo:font-weight="normal" officeooo:rsid="003adf55" style:font-style-asian="normal" style:font-weight-asian="normal" style:font-style-complex="normal" style:font-weight-complex="normal"/>
    </style:style>
    <style:style style:name="T46" style:family="text">
      <style:text-properties fo:font-style="normal" fo:font-weight="normal" officeooo:rsid="003ba64f" style:font-style-asian="normal" style:font-weight-asian="normal" style:font-style-complex="normal" style:font-weight-complex="normal"/>
    </style:style>
    <style:style style:name="T47" style:family="text">
      <style:text-properties fo:font-style="normal" fo:font-weight="normal" officeooo:rsid="003cfea2" style:font-style-asian="normal" style:font-weight-asian="normal" style:font-style-complex="normal" style:font-weight-complex="normal"/>
    </style:style>
    <style:style style:name="T48" style:family="text">
      <style:text-properties fo:font-style="normal" fo:font-weight="normal" officeooo:rsid="003dd46f" style:font-style-asian="normal" style:font-weight-asian="normal" style:font-style-complex="normal" style:font-weight-complex="normal"/>
    </style:style>
    <style:style style:name="T49" style:family="text">
      <style:text-properties fo:font-style="normal" fo:font-weight="normal" officeooo:rsid="003e1c6e" style:font-style-asian="normal" style:font-weight-asian="normal" style:font-style-complex="normal" style:font-weight-complex="normal"/>
    </style:style>
    <style:style style:name="T50" style:family="text">
      <style:text-properties fo:font-style="normal" fo:font-weight="normal" officeooo:rsid="003e3839" style:font-style-asian="normal" style:font-weight-asian="normal" style:font-style-complex="normal" style:font-weight-complex="normal"/>
    </style:style>
    <style:style style:name="T51" style:family="text">
      <style:text-properties fo:font-style="normal" fo:font-weight="normal" officeooo:rsid="004070e2" style:font-style-asian="normal" style:font-weight-asian="normal" style:font-style-complex="normal" style:font-weight-complex="normal"/>
    </style:style>
    <style:style style:name="T52" style:family="text">
      <style:text-properties fo:font-style="normal" fo:font-weight="normal" officeooo:rsid="00421529" style:font-style-asian="normal" style:font-weight-asian="normal" style:font-style-complex="normal" style:font-weight-complex="normal"/>
    </style:style>
    <style:style style:name="T53" style:family="text">
      <style:text-properties fo:font-style="normal" fo:font-weight="normal" officeooo:rsid="0042787e" style:font-style-asian="normal" style:font-weight-asian="normal" style:font-style-complex="normal" style:font-weight-complex="normal"/>
    </style:style>
    <style:style style:name="T54" style:family="text">
      <style:text-properties fo:font-style="normal" fo:font-weight="normal" officeooo:rsid="004303e2" style:font-style-asian="normal" style:font-weight-asian="normal" style:font-style-complex="normal" style:font-weight-complex="normal"/>
    </style:style>
    <style:style style:name="T55" style:family="text">
      <style:text-properties fo:font-style="normal" fo:font-weight="bold" officeooo:rsid="00a4d55b" style:font-style-asian="normal" style:font-weight-asian="bold" style:font-style-complex="normal" style:font-weight-complex="bold"/>
    </style:style>
    <style:style style:name="T56" style:family="text">
      <style:text-properties fo:font-style="normal" fo:font-weight="bold" officeooo:rsid="00a9bd75" style:font-style-asian="normal" style:font-weight-asian="bold" style:font-style-complex="normal" style:font-weight-complex="bold"/>
    </style:style>
    <style:style style:name="T57" style:family="text">
      <style:text-properties fo:font-style="normal" fo:font-weight="bold" officeooo:rsid="00a772a0" style:font-style-asian="normal" style:font-weight-asian="bold" style:font-style-complex="normal" style:font-weight-complex="bold"/>
    </style:style>
    <style:style style:name="T58" style:family="text">
      <style:text-properties fo:font-style="normal" fo:font-weight="bold" officeooo:rsid="00b9e6af" style:font-style-asian="normal" style:font-weight-asian="bold" style:font-style-complex="normal" style:font-weight-complex="bold"/>
    </style:style>
    <style:style style:name="T59" style:family="text">
      <style:text-properties fo:font-style="normal" fo:font-weight="bold" officeooo:rsid="000d92e4" style:font-style-asian="normal" style:font-weight-asian="bold" style:font-style-complex="normal" style:font-weight-complex="bold"/>
    </style:style>
    <style:style style:name="T60" style:family="text">
      <style:text-properties fo:font-style="normal" fo:font-weight="bold" officeooo:rsid="0019f582" style:font-style-asian="normal" style:font-weight-asian="bold" style:font-style-complex="normal" style:font-weight-complex="bold"/>
    </style:style>
    <style:style style:name="T61" style:family="text">
      <style:text-properties fo:font-style="normal" fo:font-weight="bold" officeooo:rsid="001a7c3a" style:font-style-asian="normal" style:font-weight-asian="bold" style:font-style-complex="normal" style:font-weight-complex="bold"/>
    </style:style>
    <style:style style:name="T62" style:family="text">
      <style:text-properties fo:font-style="normal" fo:font-weight="bold" officeooo:rsid="003a8a2a" style:font-style-asian="normal" style:font-weight-asian="bold" style:font-style-complex="normal" style:font-weight-complex="bold"/>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officeooo:rsid="00069627" style:font-style-asian="italic" style:font-weight-asian="normal" style:font-style-complex="italic" style:font-weight-complex="normal"/>
    </style:style>
    <style:style style:name="T65" style:family="text">
      <style:text-properties fo:font-style="italic" fo:font-weight="normal" officeooo:rsid="000c887b" style:font-style-asian="italic" style:font-weight-asian="normal" style:font-style-complex="italic" style:font-weight-complex="normal"/>
    </style:style>
    <style:style style:name="T66" style:family="text">
      <style:text-properties fo:font-style="italic" fo:font-weight="normal" officeooo:rsid="000ee28a" style:font-style-asian="italic" style:font-weight-asian="normal" style:font-style-complex="italic" style:font-weight-complex="normal"/>
    </style:style>
    <style:style style:name="T67" style:family="text">
      <style:text-properties fo:font-style="italic" fo:font-weight="normal" officeooo:rsid="002941c5" style:font-style-asian="italic" style:font-weight-asian="normal" style:font-style-complex="italic" style:font-weight-complex="normal"/>
    </style:style>
    <style:style style:name="T68" style:family="text">
      <style:text-properties fo:font-style="italic" fo:font-weight="normal" officeooo:rsid="002ff05f" style:font-style-asian="italic" style:font-weight-asian="normal" style:font-style-complex="italic" style:font-weight-complex="normal"/>
    </style:style>
    <style:style style:name="T69" style:family="text">
      <style:text-properties officeooo:rsid="0023533e"/>
    </style:style>
    <style:style style:name="T70" style:family="text">
      <style:text-properties officeooo:rsid="00ab31f5"/>
    </style:style>
    <style:style style:name="T71" style:family="text">
      <style:text-properties officeooo:rsid="00b2f64c"/>
    </style:style>
    <style:style style:name="T72" style:family="text">
      <style:text-properties style:language-complex="ar" style:country-complex="SA"/>
    </style:style>
    <style:style style:name="T73" style:family="text">
      <style:text-properties style:use-window-font-color="true" fo:font-style="normal" fo:font-weight="normal" officeooo:rsid="0026a54c" fo:background-color="transparent" style:font-style-asian="normal" style:font-weight-asian="normal" style:font-style-complex="normal" style:font-weight-complex="normal"/>
    </style:style>
    <style:style style:name="T74" style:family="text">
      <style:text-properties style:use-window-font-color="true" fo:font-style="normal" fo:font-weight="normal" officeooo:rsid="00a9bd75" fo:background-color="transparent" style:font-style-asian="normal" style:font-weight-asian="normal" style:font-style-complex="normal" style:font-weight-complex="normal"/>
    </style:style>
    <style:style style:name="T75" style:family="text">
      <style:text-properties style:use-window-font-color="true" fo:font-style="normal" fo:font-weight="normal" officeooo:rsid="00284328" fo:background-color="transparent" style:font-style-asian="normal" style:font-weight-asian="normal" style:font-style-complex="normal" style:font-weight-complex="normal"/>
    </style:style>
    <style:style style:name="T76" style:family="text">
      <style:text-properties style:use-window-font-color="true" fo:font-style="normal" fo:font-weight="normal" officeooo:rsid="002b1bec" fo:background-color="transparent" style:font-style-asian="normal" style:font-weight-asian="normal" style:font-style-complex="normal" style:font-weight-complex="normal"/>
    </style:style>
    <style:style style:name="T77" style:family="text">
      <style:text-properties style:use-window-font-color="true" fo:font-style="normal" fo:font-weight="normal" officeooo:rsid="002c2847" fo:background-color="transparent" style:font-style-asian="normal" style:font-weight-asian="normal" style:font-style-complex="normal" style:font-weight-complex="normal"/>
    </style:style>
    <style:style style:name="T78" style:family="text">
      <style:text-properties style:use-window-font-color="true" fo:font-style="normal" fo:font-weight="normal" officeooo:rsid="000ee28a" fo:background-color="transparent" style:font-style-asian="normal" style:font-weight-asian="normal" style:font-style-complex="normal" style:font-weight-complex="normal"/>
    </style:style>
    <style:style style:name="T79" style:family="text">
      <style:text-properties style:use-window-font-color="true" fo:font-style="normal" fo:font-weight="normal" officeooo:rsid="0037d961" fo:background-color="transparent" style:font-style-asian="normal" style:font-weight-asian="normal" style:font-style-complex="normal" style:font-weight-complex="normal"/>
    </style:style>
    <style:style style:name="T80" style:family="text">
      <style:text-properties style:use-window-font-color="true" fo:font-style="italic" fo:font-weight="normal" officeooo:rsid="002b1bec" fo:background-color="transparent" style:font-style-asian="italic" style:font-weight-asian="normal" style:font-style-complex="italic" style:font-weight-complex="normal"/>
    </style:style>
    <style:style style:name="T81" style:family="text">
      <style:text-properties officeooo:rsid="00b9e6af"/>
    </style:style>
    <style:style style:name="T82" style:family="text">
      <style:text-properties officeooo:rsid="000b6c26"/>
    </style:style>
    <style:style style:name="T83" style:family="text">
      <style:text-properties officeooo:rsid="001264be"/>
    </style:style>
    <style:style style:name="T84" style:family="text">
      <style:text-properties officeooo:rsid="00069627"/>
    </style:style>
    <style:style style:name="T85" style:family="text">
      <style:text-properties officeooo:rsid="00c4f765"/>
    </style:style>
    <style:style style:name="T86" style:family="text">
      <style:text-properties officeooo:rsid="00138ac0"/>
    </style:style>
    <style:style style:name="T87" style:family="text">
      <style:text-properties officeooo:rsid="0059187f"/>
    </style:style>
    <style:style style:name="T88" style:family="text">
      <style:text-properties officeooo:rsid="005a5e50"/>
    </style:style>
    <style:style style:name="T89" style:family="text">
      <style:text-properties fo:color="#000000" fo:font-style="normal" fo:font-weight="normal" officeooo:rsid="0017d6da" style:font-style-asian="normal" style:font-weight-asian="normal" style:font-style-complex="normal" style:font-weight-complex="normal"/>
    </style:style>
    <style:style style:name="T90" style:family="text">
      <style:text-properties fo:color="#000000" fo:font-style="normal" fo:font-weight="normal" officeooo:rsid="0017fcec" style:font-style-asian="normal" style:font-weight-asian="normal" style:font-style-complex="normal" style:font-weight-complex="normal"/>
    </style:style>
    <style:style style:name="T91" style:family="text">
      <style:text-properties fo:color="#000000" fo:font-style="normal" fo:font-weight="normal" officeooo:rsid="00205704" style:font-style-asian="normal" style:font-weight-asian="normal" style:font-style-complex="normal" style:font-weight-complex="normal"/>
    </style:style>
    <style:style style:name="T92" style:family="text">
      <style:text-properties fo:color="#000000" fo:font-style="normal" fo:font-weight="normal" officeooo:rsid="0019f582" style:font-style-asian="normal" style:font-weight-asian="normal" style:font-style-complex="normal" style:font-weight-complex="normal"/>
    </style:style>
    <style:style style:name="T93" style:family="text">
      <style:text-properties fo:color="#000000" fo:font-style="normal" fo:font-weight="normal" officeooo:rsid="00155a2b" style:font-style-asian="normal" style:font-weight-asian="normal" style:font-style-complex="normal" style:font-weight-complex="normal"/>
    </style:style>
    <style:style style:name="T94" style:family="text">
      <style:text-properties fo:color="#000000" fo:font-style="normal" fo:font-weight="normal" officeooo:rsid="0020b358" style:font-style-asian="normal" style:font-weight-asian="normal" style:font-style-complex="normal" style:font-weight-complex="normal"/>
    </style:style>
    <style:style style:name="T95" style:family="text">
      <style:text-properties fo:color="#000000" fo:font-style="normal" fo:font-weight="normal" officeooo:rsid="00218826" style:font-style-asian="normal" style:font-weight-asian="normal" style:font-style-complex="normal" style:font-weight-complex="normal"/>
    </style:style>
    <style:style style:name="T96" style:family="text">
      <style:text-properties fo:color="#000000" fo:font-style="normal" fo:font-weight="normal" officeooo:rsid="003dd46f" style:font-style-asian="normal" style:font-weight-asian="normal" style:font-style-complex="normal" style:font-weight-complex="normal"/>
    </style:style>
    <style:style style:name="T97" style:family="text">
      <style:text-properties officeooo:rsid="001a7c3a"/>
    </style:style>
    <style:style style:name="T98" style:family="text">
      <style:text-properties officeooo:rsid="001bd7ca"/>
    </style:style>
    <style:style style:name="T99" style:family="text">
      <style:text-properties officeooo:rsid="001f0fd9"/>
    </style:style>
    <style:style style:name="T100" style:family="text">
      <style:text-properties officeooo:rsid="002eeec1"/>
    </style:style>
    <style:style style:name="T101" style:family="text">
      <style:text-properties officeooo:rsid="00b2423a"/>
    </style:style>
    <style:style style:name="T102" style:family="text">
      <style:text-properties officeooo:rsid="00b6b5b6"/>
    </style:style>
    <style:style style:name="T103" style:family="text">
      <style:text-properties officeooo:rsid="00be458b"/>
    </style:style>
    <style:style style:name="T104" style:family="text">
      <style:text-properties officeooo:rsid="0026a54c"/>
    </style:style>
    <style:style style:name="T105" style:family="text">
      <style:text-properties officeooo:rsid="00284328"/>
    </style:style>
    <style:style style:name="T106" style:family="text">
      <style:text-properties officeooo:rsid="002d1861"/>
    </style:style>
    <style:style style:name="T107" style:family="text">
      <style:text-properties officeooo:rsid="000f233d"/>
    </style:style>
    <style:style style:name="T108" style:family="text">
      <style:text-properties officeooo:rsid="00c94185"/>
    </style:style>
    <style:style style:name="T109" style:family="text">
      <style:text-properties officeooo:rsid="003adf55"/>
    </style:style>
    <style:style style:name="T110" style:family="text">
      <style:text-properties officeooo:rsid="003ba64f"/>
    </style:style>
    <style:style style:name="T111" style:family="text">
      <style:text-properties fo:font-size="16pt" fo:font-style="normal" fo:font-weight="bold" officeooo:rsid="000efcfd" style:font-size-asian="16pt" style:font-style-asian="normal" style:font-weight-asian="bold" style:font-size-complex="16pt" style:font-style-complex="normal" style:font-weight-complex="bold"/>
    </style:style>
    <style:style style:name="T112" style:family="text">
      <style:text-properties fo:font-size="16pt" fo:font-style="normal" fo:font-weight="bold" officeooo:rsid="0023e624" style:font-size-asian="16pt" style:font-style-asian="normal" style:font-weight-asian="bold" style:font-size-complex="16pt" style:font-style-complex="normal" style:font-weight-complex="bold"/>
    </style:style>
    <style:style style:name="T113" style:family="text">
      <style:text-properties fo:font-size="16pt" fo:font-style="normal" fo:font-weight="bold" officeooo:rsid="002310ca" style:font-size-asian="16pt" style:font-style-asian="normal" style:font-weight-asian="bold" style:font-size-complex="16pt" style:font-style-complex="normal" style:font-weight-complex="bold"/>
    </style:style>
    <style:style style:name="T114" style:family="text">
      <style:text-properties fo:font-size="16pt" fo:font-style="normal" fo:font-weight="bold" officeooo:rsid="0024f0e0" style:font-size-asian="16pt" style:font-style-asian="normal" style:font-weight-asian="bold" style:font-size-complex="16pt" style:font-style-complex="normal" style:font-weight-complex="bold"/>
    </style:style>
    <style:style style:name="T115" style:family="text">
      <style:text-properties fo:font-size="16pt" fo:font-style="normal" fo:font-weight="bold" officeooo:rsid="003adf55" style:font-size-asian="16pt" style:font-style-asian="normal" style:font-weight-asian="bold" style:font-size-complex="16pt" style:font-style-complex="normal" style:font-weight-complex="bold"/>
    </style:style>
    <style:style style:name="T116" style:family="text">
      <style:text-properties officeooo:rsid="0042787e"/>
    </style:style>
    <style:style style:name="T117" style:family="text">
      <style:text-properties officeooo:rsid="0044e8af"/>
    </style:style>
    <style:style style:name="T118" style:family="text">
      <style:text-properties style:font-name="Arial1" fo:font-size="11pt" fo:font-weight="normal" officeooo:rsid="0015f5f4" style:font-size-asian="11pt" style:font-weight-asian="normal" style:font-size-complex="11pt" style:font-weight-complex="normal"/>
    </style:style>
    <style:style style:name="T119" style:family="text">
      <style:text-properties fo:language="en" fo:country="GB" fo:font-weight="normal" style:language-asian="zh" style:country-asian="CN" style:font-weight-asian="normal" style:language-complex="hi" style:country-complex="IN" style:font-weight-complex="normal"/>
    </style:style>
    <style:style style:name="T120"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Emphasis"><text:span text:style-name="T111">Digital Design </text:span></text:span><text:span text:style-name="Emphasis"><text:span text:style-name="T112">Methods</text:span></text:span><text:span text:style-name="Emphasis"><text:span text:style-name="T111">: </text:span></text:span></text:p>
      <text:p text:style-name="P2"><text:span text:style-name="Emphasis"><text:span text:style-name="T111">Open Computing </text:span></text:span><text:span text:style-name="Emphasis"><text:span text:style-name="T113">For </text:span></text:span><text:span text:style-name="Emphasis"><text:span text:style-name="T114">Critical </text:span></text:span><text:span text:style-name="Emphasis"><text:span text:style-name="T115">Spatial </text:span></text:span><text:span text:style-name="Emphasis"><text:span text:style-name="T113">Simulations In</text:span></text:span><text:span text:style-name="Emphasis"><text:span text:style-name="T111"> Architecture</text:span></text:span></text:p>
      <text:p text:style-name="PL-SubHeading"><text:span text:style-name="Emphasis">Research </text:span><text:span text:style-name="Emphasis">Question</text:span></text:p>
      <text:p text:style-name="P6"><text:span text:style-name="Emphasis"><text:span text:style-name="T18">My</text:span></text:span><text:span text:style-name="Emphasis"><text:span text:style-name="T13"> research is </text:span></text:span><text:span text:style-name="Emphasis"><text:span text:style-name="T45">about </text:span></text:span><text:span text:style-name="Emphasis"><text:span text:style-name="T13">defining an alternative <text:s/>open-source architectural practice of computational methods. rather </text:span></text:span><text:span text:style-name="Emphasis"><text:span text:style-name="T45">than </text:span></text:span><text:span text:style-name="Emphasis"><text:span text:style-name="T13">tools? </text:span></text:span><text:span text:style-name="Emphasis"><text:span text:style-name="T32">How can such a practice address the question of access to complex computer technology within architectural design processes </text:span></text:span><text:span text:style-name="Emphasis"><text:span text:style-name="T45">and what new kinds of design process can emerge from this?</text:span></text:span></text:p>
      <text:p text:style-name="PL-SubHeading"><text:span text:style-name="Emphasis">Research Aims</text:span></text:p>
      <text:list xml:id="list8280759634619322975" text:style-name="L1">
        <text:list-item>
          <text:p text:style-name="P22">To define an ecology of digital techniques, that <text:span text:style-name="T99">includes</text:span> the physical consequences of virtual technologies <text:span text:style-name="T109">as well as access to the </text:span><text:span text:style-name="T117">knowledge by which it is constructed</text:span></text:p>
        </text:list-item>
        <text:list-item>
          <text:p text:style-name="P22">To engage with computational design as a democratic and participatory tool</text:p>
        </text:list-item>
        <text:list-item>
          <text:p text:style-name="P22">To develop <text:span text:style-name="T110">alternative</text:span><text:span text:style-name="T99"> </text:span>open source computer techniques to <text:span text:style-name="T110">capable of </text:span><text:span text:style-name="T99">counter</text:span><text:span text:style-name="T110">ing existing</text:span><text:span text:style-name="T99"> closed models of</text:span> spatial <text:span text:style-name="T99">simulation in architectural design</text:span></text:p>
        </text:list-item>
      </text:list>
      <text:p text:style-name="PL-SubHeading"><text:span text:style-name="Emphasis">Theoretical Context</text:span></text:p>
      <text:p text:style-name="P19"><text:span text:style-name="Emphasis"><text:span text:style-name="T18">My</text:span></text:span><text:span text:style-name="Emphasis"><text:span text:style-name="T13"> work </text:span></text:span><text:span text:style-name="Emphasis"><text:span text:style-name="T18">is</text:span></text:span><text:span text:style-name="Emphasis"><text:span text:style-name="T13"> framed by contemporary feminist theories of situated knowledge <text:s/></text:span></text:span><text:span text:style-name="Emphasis"><text:span text:style-name="T46">and specifically the construction of scientific knowledge through</text:span></text:span><text:span text:style-name="Emphasis"><text:span text:style-name="T13"> practice [Haraway, Braidotti,</text:span></text:span><text:span text:style-name="Emphasis"><text:span text:style-name="T46">Latour]</text:span></text:span><text:span text:style-name="Emphasis"><text:span text:style-name="T13"> </text:span></text:span><text:span text:style-name="Emphasis"><text:span text:style-name="T46">as well as</text:span></text:span><text:span text:style-name="Emphasis"><text:span text:style-name="T13"> </text:span></text:span><text:span text:style-name="Emphasis"><text:span text:style-name="T46">a </text:span></text:span><text:span text:style-name="Emphasis"><text:span text:style-name="T13">historical narrative of computing that has lead to alternate formations such as </text:span></text:span><text:span text:style-name="Emphasis"><text:span text:style-name="T46">'</text:span></text:span><text:span text:style-name="Emphasis"><text:span text:style-name="T13">cyborgs</text:span></text:span><text:span text:style-name="Emphasis"><text:span text:style-name="T46">'</text:span></text:span><text:span text:style-name="Emphasis"><text:span text:style-name="T13"> [Haraway] and </text:span></text:span><text:span text:style-name="Emphasis"><text:span text:style-name="T46">'</text:span></text:span><text:span text:style-name="Emphasis"><text:span text:style-name="T13">post-humans</text:span></text:span><text:span text:style-name="Emphasis"><text:span text:style-name="T46">' </text:span></text:span><text:span text:style-name="Emphasis"><text:span text:style-name="T13">[Hayles]. Within th</text:span></text:span><text:span text:style-name="Emphasis"><text:span text:style-name="T18">is</text:span></text:span><text:span text:style-name="Emphasis"><text:span text:style-name="T13"> context </text:span></text:span><text:span text:style-name="Emphasis"><text:span text:style-name="T46">it</text:span></text:span><text:span text:style-name="Emphasis"><text:span text:style-name="T13"> is my intention </text:span></text:span><text:span text:style-name="Emphasis"><text:span text:style-name="T46">to </text:span></text:span><text:span text:style-name="Emphasis"><text:span text:style-name="T13">'</text:span></text:span><text:span text:style-name="Emphasis"><text:span text:style-name="T46">appropriate</text:span></text:span><text:span text:style-name="Emphasis"><text:span text:style-name="T13">' </text:span></text:span><text:span text:style-name="Emphasis"><text:span text:style-name="T51">specific</text:span></text:span><text:span text:style-name="Emphasis"><text:span text:style-name="T13"> ideas, technolog</text:span></text:span><text:span text:style-name="Emphasis"><text:span text:style-name="T46">ies and </text:span></text:span><text:span text:style-name="Emphasis"><text:span text:style-name="T13">code </text:span></text:span><text:span text:style-name="Emphasis"><text:span text:style-name="T46">that are entangled with these aspects</text:span></text:span><text:span text:style-name="Emphasis"><text:span text:style-name="T18"> computational design and to </text:span></text:span><text:span text:style-name="Emphasis"><text:span text:style-name="T46">then </text:span></text:span><text:span text:style-name="Emphasis"><text:span text:style-name="T13">explore the alternative uses within architectur</text:span></text:span><text:span text:style-name="Emphasis"><text:span text:style-name="T18">e</text:span></text:span><text:span text:style-name="Emphasis"><text:span text:style-name="T13"> that they suggest.</text:span></text:span></text:p>
      <text:p text:style-name="P20"><text:span text:style-name="Emphasis"><text:span text:style-name="T13">I not only want 'recycle' the</text:span></text:span><text:span text:style-name="Emphasis"><text:span text:style-name="T46">se</text:span></text:span><text:span text:style-name="Emphasis"><text:span text:style-name="T13"> </text:span></text:span><text:span text:style-name="Emphasis"><text:span text:style-name="T46">concepts and </text:span></text:span><text:span text:style-name="Emphasis"><text:span text:style-name="T13">algorithms, but </text:span></text:span><text:span text:style-name="Emphasis"><text:span text:style-name="T46">to then</text:span></text:span><text:span text:style-name="Emphasis"><text:span text:style-name="T13"> </text:span></text:span><text:span text:style-name="Emphasis"><text:span text:style-name="T46">incorporate</text:span></text:span><text:span text:style-name="Emphasis"><text:span text:style-name="T13"> them into a </text:span></text:span><text:span text:style-name="Emphasis"><text:span text:style-name="T46">alternative</text:span></text:span><text:span text:style-name="Emphasis"><text:span text:style-name="T13">, </text:span></text:span><text:span text:style-name="Emphasis"><text:span text:style-name="T47">modified</text:span></text:span><text:span text:style-name="Emphasis"><text:span text:style-name="T13"> idea of 'open source' </text:span></text:span><text:span text:style-name="Emphasis"><text:span text:style-name="T47">[FLOSS]</text:span></text:span><text:span text:style-name="Emphasis"><text:span text:style-name="T13">, that retains a focus on access to computational technology, but that also </text:span></text:span><text:span text:style-name="Emphasis"><text:span text:style-name="T47">includes</text:span></text:span><text:span text:style-name="Emphasis"><text:span text:style-name="T13"> way</text:span></text:span><text:span text:style-name="Emphasis"><text:span text:style-name="T47">s</text:span></text:span><text:span text:style-name="Emphasis"><text:span text:style-name="T13"> of democratising the </text:span></text:span><text:span text:style-name="Emphasis"><text:span text:style-name="T47">means of constructing scientific knowledge.</text:span></text:span></text:p>
      <text:p text:style-name="P11"><text:span text:style-name="Emphasis"><text:span text:style-name="T91">More broadly, the question of computational science is addressed though t</text:span></text:span><text:span text:style-name="Emphasis"><text:span text:style-name="T91">he </text:span></text:span><text:span text:style-name="Emphasis"><text:span text:style-name="T91">o</text:span></text:span><text:span text:style-name="Emphasis"><text:span text:style-name="T92">ntological and epistemological significance of </text:span></text:span><text:span text:style-name="Emphasis"><text:span text:style-name="T91">the concept of </text:span></text:span><text:span text:style-name="Emphasis"><text:span text:style-name="T92">e</text:span></text:span><text:span text:style-name="Emphasis"><text:span text:style-name="T93">mergenc</text:span></text:span><text:span text:style-name="Emphasis"><text:span text:style-name="T95">e </text:span></text:span><text:span text:style-name="Emphasis"><text:span text:style-name="T93">[</text:span></text:span><text:span text:style-name="Emphasis"><text:span text:style-name="T92">Deleuze, </text:span></text:span><text:span text:style-name="Emphasis"><text:span text:style-name="T93">De Landa</text:span></text:span><text:span text:style-name="Emphasis"><text:span text:style-name="T94">] and </text:span></text:span><text:span text:style-name="Emphasis"><text:span text:style-name="T95">the science of </text:span></text:span><text:span text:style-name="Emphasis"><text:span text:style-name="T94">quantum physics [</text:span></text:span><text:span text:style-name="Emphasis"><text:span text:style-name="T93">Prigogine, Barad]. </text:span></text:span><text:span text:style-name="Emphasis"><text:span text:style-name="T94">Terms such as 'measure' and 'value', so common in computing, are re-conceptualized to reflect the significance of these </text:span></text:span><text:span text:style-name="Emphasis"><text:span text:style-name="T96">new </text:span></text:span><text:span text:style-name="Emphasis"><text:span text:style-name="T94">strands of scientific research, both in terms of what and how we can measure.</text:span></text:span></text:p>
      <text:p text:style-name="P7"><text:span text:style-name="Emphasis"><text:span text:style-name="T13">I will place this within a new form of ‘Digital Ecologies’ [Guattari, Bateson], formed from the consequences – knowledge, material, environment, bodies, politics, technologies, economies - of the current paradigm of ‘technological transience’ [Gabrys, </text:span></text:span><text:span text:style-name="Emphasis"><text:span text:style-name="T48">Haraway</text:span></text:span><text:span text:style-name="Emphasis"><text:span text:style-name="T13">].</text:span></text:span></text:p>
      <text:p text:style-name="PL-SubHeading"><text:span text:style-name="Emphasis">Princ</text:span><text:span text:style-name="Emphasis"><text:span text:style-name="T98">i</text:span></text:span><text:span text:style-name="Emphasis">ple </text:span><text:span text:style-name="Emphasis"><text:span text:style-name="T97">T</text:span></text:span><text:span text:style-name="Emphasis">hemes</text:span></text:p>
      <text:p text:style-name="P11"><text:span text:style-name="Emphasis"><text:span text:style-name="T18">Using these theoretical strands, my PhD focuses more specifically on three particular aspects of computing that are linked through the historical construction of contemporary understanding of what constitutes computational technology – algorithms, interface and simulation –</text:span></text:span><text:span text:style-name="Emphasis"><text:span text:style-name="T19"> and I am currently undertaking </text:span></text:span><text:span text:style-name="Emphasis"><text:span text:style-name="T49">early </text:span></text:span><text:span text:style-name="Emphasis"><text:span text:style-name="T19">case studies and projects </text:span></text:span><text:span text:style-name="Emphasis"><text:span text:style-name="T50">related to each theme.</text:span></text:span></text:p>
      <text:p text:style-name="PL-Paragraph"><text:span text:style-name="Emphasis"><text:span text:style-name="T60">A</text:span></text:span><text:span text:style-name="Emphasis"><text:span text:style-name="T55">lgorithm</text:span></text:span><text:span text:style-name="Emphasis"><text:span text:style-name="T56">s </text:span></text:span><text:span text:style-name="Emphasis"><text:span text:style-name="T55"><text:s/>–</text:span></text:span><text:span text:style-name="Emphasis"><text:span text:style-name="T57"> as an explicit records of </text:span></text:span><text:span text:style-name="Emphasis"><text:span text:style-name="T58">critical </text:span></text:span><text:span text:style-name="Emphasis"><text:span text:style-name="T57">process</text:span></text:span><text:span text:style-name="Emphasis"><text:span text:style-name="T58">es</text:span></text:span></text:p>
      <text:p text:style-name="P8"><text:span text:style-name="T87">Algorithms are crucial to both software engineering and computer science. But in each case, they operate in different ways. In computer science, they are seen in abstract, as a description of the tasks to be carried out, whereas in software design they are more practical - <text:s/>through a programming language, <text:s/>algorithms do things. </text:span><text:span text:style-name="T86">But this </text:span><text:span text:style-name="T87">conflict is in fact a conflation. Whilst there is a formal separation between an algorithm and the data that </text:span><text:span text:style-name="T81">i</text:span><text:span text:style-name="T87">t requires to execute its tasks, the relationship between the two is such that an algorithm stripped of its data </text:span><text:span text:style-name="T88"><text:s/></text:span><text:span text:style-name="T87">– i.e. it's context – is no longer an algorithm. Therefore, the algorithm as an abstract concept is problematic </text:span><text:span text:style-name="Emphasis"><text:span text:style-name="T21"><text:s/>–</text:span></text:span><text:span text:style-name="Emphasis"><text:span text:style-name="T20"> you cannot simply 'think algorithmically' </text:span></text:span><text:span text:style-name="Emphasis"><text:span text:style-name="T24">[Goffey]</text:span></text:span><text:span text:style-name="Emphasis"><text:span text:style-name="T20">. </text:span></text:span><text:span text:style-name="Emphasis"><text:span text:style-name="T19">B</text:span></text:span><text:span text:style-name="Emphasis"><text:span text:style-name="T16">ut </text:span></text:span><text:soft-page-break/><text:span text:style-name="Emphasis"><text:span text:style-name="T16">you can 'act' </text:span></text:span><text:span text:style-name="Emphasis"><text:span text:style-name="T20">algorithmically</text:span></text:span><text:span text:style-name="Emphasis"><text:span text:style-name="T16">. </text:span></text:span><text:span text:style-name="Emphasis"><text:span text:style-name="T19">Algorithms </text:span></text:span><text:span text:style-name="Emphasis"><text:span text:style-name="T16">are ways of recording </text:span></text:span><text:span text:style-name="Emphasis"><text:span text:style-name="T22">and distributing </text:span></text:span><text:span text:style-name="Emphasis"><text:span text:style-name="T16">action</text:span></text:span><text:span text:style-name="Emphasis"><text:span text:style-name="T22">s</text:span></text:span><text:span text:style-name="Emphasis"><text:span text:style-name="T16"> as well as communicating </text:span></text:span><text:span text:style-name="Emphasis"><text:span text:style-name="T22">them.</text:span></text:span></text:p>
      <text:p text:style-name="PL-Paragraph"><text:span text:style-name="Emphasis"><text:span text:style-name="T60">I</text:span></text:span><text:span text:style-name="Emphasis"><text:span text:style-name="T55">nterface</text:span></text:span><text:span text:style-name="Emphasis"><text:span text:style-name="T56">s </text:span></text:span><text:span text:style-name="Emphasis"><text:span text:style-name="T55"><text:s/>–</text:span></text:span><text:span text:style-name="Emphasis"><text:span text:style-name="T57"> as </text:span></text:span><text:span text:style-name="Emphasis"><text:span text:style-name="T58">social </text:span></text:span><text:span text:style-name="Emphasis"><text:span text:style-name="T57">models of involvement</text:span></text:span></text:p>
      <text:p text:style-name="P9"><text:span text:style-name="Emphasis"><text:span text:style-name="T23">Interface, and specifically the GUI, is what commonly marks the difference between 'code' and 'software'. </text:span></text:span><text:span text:style-name="Emphasis"><text:span text:style-name="T24">However, the knowledge of the user blurs this apparently clear distinction. Furthermore, </text:span></text:span><text:span text:style-name="Strong_20_Emphasis"><text:span text:style-name="T25"><text:s/>'Human Computer Interaction' (HCI) operates through an over simplification of feedback mechanisms </text:span></text:span><text:span text:style-name="Strong_20_Emphasis"><text:span text:style-name="T24">of </text:span></text:span><text:span text:style-name="Strong_20_Emphasis"><text:span text:style-name="T25"><text:s/>'stimulus' and 'response' </text:span></text:span><text:span text:style-name="Strong_20_Emphasis"><text:span text:style-name="T24">and as such, designing</text:span></text:span><text:span text:style-name="Strong_20_Emphasis"><text:span text:style-name="T25"> with a </text:span></text:span><text:span text:style-name="Strong_20_Emphasis"><text:span text:style-name="T24">(mythical) </text:span></text:span><text:span text:style-name="Strong_20_Emphasis"><text:span text:style-name="T25">'typical' user in mind </text:span></text:span><text:span text:style-name="Strong_20_Emphasis"><text:span text:style-name="T24">that is both empowered and made invisible [Fuller]. </text:span></text:span><text:span text:style-name="Strong_20_Emphasis"><text:span text:style-name="T26">Software interface is more usefully understood as </text:span></text:span><text:span text:style-name="Strong_20_Emphasis"><text:span text:style-name="T27">social </text:span></text:span><text:span text:style-name="Strong_20_Emphasis"><text:span text:style-name="T26">models of involvement </text:span></text:span><text:span text:style-name="Strong_20_Emphasis"><text:span text:style-name="T52">in</text:span></text:span><text:span text:style-name="Strong_20_Emphasis"><text:span text:style-name="T26"> the complex processes </text:span></text:span><text:span text:style-name="Strong_20_Emphasis"><text:span text:style-name="T52">and technologies</text:span></text:span><text:span text:style-name="Strong_20_Emphasis"><text:span text:style-name="T26"> that sit </text:span></text:span><text:span text:style-name="Strong_20_Emphasis"><text:span text:style-name="T52">'</text:span></text:span><text:span text:style-name="Strong_20_Emphasis"><text:span text:style-name="T26">behind the screen</text:span></text:span><text:span text:style-name="Strong_20_Emphasis"><text:span text:style-name="T52">'</text:span></text:span><text:span text:style-name="Strong_20_Emphasis"><text:span text:style-name="T26">.</text:span></text:span></text:p>
      <text:p text:style-name="PL-Paragraph"><text:span text:style-name="Emphasis"><text:span text:style-name="T60">S</text:span></text:span><text:span text:style-name="Emphasis"><text:span text:style-name="T55">imulation</text:span></text:span><text:span text:style-name="Emphasis"><text:span text:style-name="T56">s </text:span></text:span><text:span text:style-name="Emphasis"><text:span text:style-name="T55"><text:s/>–</text:span></text:span><text:span text:style-name="Emphasis"><text:span text:style-name="T57"> as </text:span></text:span><text:span text:style-name="Emphasis"><text:span text:style-name="T58">speculative </text:span></text:span><text:span text:style-name="Emphasis"><text:span text:style-name="T57">open experiments</text:span></text:span></text:p>
      <text:p text:style-name="P10"><text:span text:style-name="Strong_20_Emphasis"><text:span text:style-name="T28">Simulation is intertwined with both the historical development of computational technology and science and a wider understanding of its potential uses. Cybernetics, and the subsequent research into Artificial Intelligence is indicative of this duality. The architecture of computer memory is </text:span></text:span><text:span text:style-name="Strong_20_Emphasis"><text:span text:style-name="T52">itself</text:span></text:span><text:span text:style-name="Strong_20_Emphasis"><text:span text:style-name="T28"> a simulation of the human brain that the computer then seeks to </text:span></text:span><text:span text:style-name="Strong_20_Emphasis"><text:span text:style-name="T52">imitate</text:span></text:span><text:span text:style-name="Strong_20_Emphasis"><text:span text:style-name="T28"> through (algorithmic) techniques such as neural networks </text:span></text:span><text:span text:style-name="Strong_20_Emphasis"><text:span text:style-name="T89">[</text:span></text:span><text:span text:style-name="Strong_20_Emphasis"><text:span text:style-name="T90">Slack</text:span></text:span><text:span text:style-name="Strong_20_Emphasis"><text:span text:style-name="T89">]</text:span></text:span><text:span text:style-name="Strong_20_Emphasis"><text:span text:style-name="T28">. Simulation represents </text:span></text:span><text:span text:style-name="Strong_20_Emphasis"><text:span text:style-name="T52">both the</text:span></text:span><text:span text:style-name="Strong_20_Emphasis"><text:span text:style-name="T28"> potentials and </text:span></text:span><text:span text:style-name="Strong_20_Emphasis"><text:span text:style-name="T52">perils</text:span></text:span><text:span text:style-name="Strong_20_Emphasis"><text:span text:style-name="T28"> of computational technology. <text:s/></text:span></text:span><text:span text:style-name="Strong_20_Emphasis"><text:span text:style-name="T29">They </text:span></text:span><text:span text:style-name="Strong_20_Emphasis"><text:span text:style-name="T30">risk </text:span></text:span><text:span text:style-name="Strong_20_Emphasis"><text:span text:style-name="T29">tak</text:span></text:span><text:span text:style-name="Strong_20_Emphasis"><text:span text:style-name="T30">ing</text:span></text:span><text:span text:style-name="Strong_20_Emphasis"><text:span text:style-name="T29"> the simplified abstraction of the complexity of the world and return it as it's underlying structure </text:span></text:span><text:span text:style-name="Strong_20_Emphasis"><text:span text:style-name="T28">[Hayles, Harraway, Latour]. Furthermore, our ability to contest the conclusions of complex simulation is limited by access to both hardware, through the difference between elite and personal computing power [Eglash] and software, through </text:span></text:span><text:span text:style-name="Strong_20_Emphasis"><text:span text:style-name="T31">commercial</text:span></text:span><text:span text:style-name="Strong_20_Emphasis"><text:span text:style-name="T28"> dominance </text:span></text:span><text:span text:style-name="Strong_20_Emphasis"><text:span text:style-name="T31">and control.</text:span></text:span><text:span text:style-name="Strong_20_Emphasis"><text:span text:style-name="T28"> </text:span></text:span></text:p>
      <text:p text:style-name="PL-SubHeading"><text:span text:style-name="T10">Ongoing</text:span><text:span text:style-name="T6"> c</text:span><text:span text:style-name="T2">ase studies </text:span><text:span text:style-name="T5">&amp; </text:span><text:span text:style-name="T7">p</text:span><text:span text:style-name="T5">rojects</text:span></text:p>
      <text:p text:style-name="P3"><text:span text:style-name="Emphasis"><text:span text:style-name="T11">A</text:span></text:span><text:span text:style-name="Emphasis"><text:span text:style-name="T4">lgorithm</text:span></text:span><text:span text:style-name="Emphasis"><text:span text:style-name="T3">s </text:span></text:span><text:span text:style-name="Emphasis"><text:span text:style-name="T12">- </text:span></text:span>Tactile programming: <text:span text:style-name="T72">'Material Computing' For Architectural Design </text:span></text:p>
      <text:p text:style-name="P12"><text:span text:style-name="Emphasis"><text:span text:style-name="T33">'</text:span></text:span><text:span text:style-name="Emphasis"><text:span text:style-name="T16">Tactile programming</text:span></text:span><text:span text:style-name="Emphasis"><text:span text:style-name="T33">'</text:span></text:span><text:span text:style-name="Emphasis"><text:span text:style-name="T16"> is</text:span></text:span><text:span text:style-name="Emphasis"><text:span text:style-name="T33"> the title of a workshop that I </text:span></text:span><text:span text:style-name="Emphasis"><text:span text:style-name="T53">h</text:span></text:span><text:span text:style-name="Emphasis"><text:span text:style-name="T33">ave taught at the School of Architecture, University of Sheffield, over the past 6 years. </text:span></text:span><text:span text:style-name="T104">T</text:span>he <text:span text:style-name="T69">purpose of the </text:span>workshop has <text:span text:style-name="T69">been</text:span> to challenge <text:span text:style-name="T104">the common narratives</text:span><text:span text:style-name="T101"> </text:span>of <text:span text:style-name="T70">computational design in </text:span><text:span text:style-name="T104">architecture</text:span><text:span text:style-name="T70"> and</text:span> <text:span text:style-name="T69">specifically </text:span><text:span text:style-name="T71">that of</text:span><text:span text:style-name="T69"> </text:span><text:span text:style-name="T102">'</text:span><text:span text:style-name="T69">parametrics</text:span><text:span text:style-name="T102">'. </text:span><text:span text:style-name="T116">This was done</text:span><text:span text:style-name="T69"> </text:span><text:span text:style-name="T102">by adopting</text:span><text:span text:style-name="T69"> physical modelling techniques </text:span><text:span text:style-name="T102">in</text:span><text:span text:style-name="T71"> place of</text:span><text:span text:style-name="T69"> the </text:span><text:span text:style-name="T116">actual parametric </text:span><text:span text:style-name="T102">software</text:span><text:span text:style-name="T69"> </text:span><text:span text:style-name="T116">tools</text:span><text:span text:style-name="T69">. </text:span>The workshop was undertaken du<text:span text:style-name="T100">r</text:span>ing the mid-point of <text:span text:style-name="T103">Masters</text:span> level student projects and marked the transitory point <text:span text:style-name="T103">from</text:span> data collection and diagramming, to the exploration of it's spatial consequences. <text:span text:style-name="T105">Students were asked to make physical models of their project data, and use the models as a way of exploring alternate design possibilities and scenarios.</text:span></text:p>
      <text:p text:style-name="P12"><text:span text:style-name="Emphasis"><text:span text:style-name="T73">'</text:span></text:span><text:span text:style-name="Emphasis"><text:span text:style-name="T74">Tactile programming</text:span></text:span><text:span text:style-name="Emphasis"><text:span text:style-name="T73">'</text:span></text:span><text:span text:style-name="Emphasis"><text:span text:style-name="T74"> is</text:span></text:span><text:span text:style-name="Emphasis"><text:span text:style-name="T73"> </text:span></text:span><text:span text:style-name="Emphasis"><text:span text:style-name="T74">about the extent to which you engage with algorithms as both a means of recording </text:span></text:span><text:span text:style-name="Emphasis"><text:span text:style-name="T75">and communicating action</text:span></text:span><text:span text:style-name="Emphasis"><text:span text:style-name="T74">.</text:span></text:span></text:p>
      <text:p text:style-name="P12"><text:span text:style-name="T34">&gt; This was</text:span><text:span text:style-name="T17"> presented at </text:span><text:span text:style-name="T66">'Facts and Fictions'</text:span><text:span text:style-name="T17"> 10th Annual AHRA Research Student Symposium, Sweden, May 2013</text:span></text:p>
      <text:p text:style-name="P18"><text:span text:style-name="Emphasis"><text:span text:style-name="T61">I</text:span></text:span><text:span text:style-name="Emphasis"><text:span text:style-name="T55">nterface</text:span></text:span><text:span text:style-name="Emphasis"><text:span text:style-name="T56">s </text:span></text:span><text:span text:style-name="Emphasis"><text:span text:style-name="T62">- </text:span></text:span><text:span text:style-name="T59">Branch, Merge, Commit: New forms of Open Source for Designing With BIM</text:span><text:span text:style-name="T15"> </text:span></text:p>
      <text:p text:style-name="P13"><text:span text:style-name="T35">This is a case study of a piece of </text:span><text:span text:style-name="T39">versioning </text:span><text:span text:style-name="T35">software </text:span><text:span text:style-name="T39">- </text:span><text:span text:style-name="T67">GitHub</text:span><text:span text:style-name="T35"> </text:span><text:span text:style-name="T39">-</text:span><text:span text:style-name="T35"> that is commonly used the open source software development community and offers potential for developing a critical method of open source design for architects. </text:span><text:span text:style-name="T36">I </text:span><text:span text:style-name="T35">have taken</text:span><text:span text:style-name="T36"> three modes that are characteristic of BIM work flows - </text:span><text:span text:style-name="T64">collaborative, concurrent and continuous</text:span><text:span text:style-name="T36"> – and </text:span><text:span text:style-name="T14">explore them using the terminology and action</text:span><text:span text:style-name="T37">s</text:span><text:span text:style-name="T14"> </text:span><text:span text:style-name="T37">associated with</text:span><text:span text:style-name="T14"> versioning software</text:span><text:span text:style-name="T36"> –</text:span><text:span text:style-name="T37"> </text:span><text:span text:style-name="T65">commit, branch and merge</text:span><text:span text:style-name="T37">. <text:s/></text:span></text:p>
      <text:p text:style-name="P4">Collaborative Behaviour (Commit) - part<text:span text:style-name="T106">s</text:span>, component<text:span text:style-name="T106">s</text:span>, assembl<text:span text:style-name="T106">ies</text:span></text:p>
      <text:p text:style-name="P5"><text:span text:style-name="T85">Concurrent </text:span><text:span text:style-name="T83">Behaviour </text:span><text:span text:style-name="T82">(Branch) </text:span><text:span text:style-name="T107">- Many</text:span><text:span text:style-name="T108"> </text:span><text:span text:style-name="T84">version</text:span><text:span text:style-name="T107">s</text:span></text:p>
      <text:p text:style-name="P15"><text:span text:style-name="T63">C</text:span><text:span text:style-name="Strong_20_Emphasis"><text:span text:style-name="T63">ontinuous Behaviour (Merge) – Authorship</text:span></text:span></text:p>
      <text:p text:style-name="P14"><text:span text:style-name="T76">As part of this case study, I have published my ongoing PhD work on </text:span><text:span text:style-name="T80">GitHub</text:span><text:span text:style-name="T76"> </text:span><text:span text:style-name="T77">and will use this as platform to investigate the above ideas</text:span><text:span text:style-name="T78">, </text:span><text:span text:style-name="T79">particularly</text:span><text:span text:style-name="T77"> that of authorship.</text:span></text:p>
      <text:p text:style-name="P12"><text:span text:style-name="T34">&gt; This </text:span><text:span text:style-name="T38">work </text:span><text:span text:style-name="T34">will</text:span><text:span text:style-name="T17"> be presented at </text:span><text:span text:style-name="T66">'Pedagogy meets Big Data and BIM' Conference,</text:span><text:span text:style-name="T17"> The Bartlett, UCL, London, June 201</text:span><text:span text:style-name="T42">3.</text:span></text:p>
      <text:p text:style-name="P3"><text:span text:style-name="Emphasis"><text:span text:style-name="T11">S</text:span></text:span><text:span text:style-name="Emphasis"><text:span text:style-name="T4">imulation</text:span></text:span><text:span text:style-name="Emphasis"><text:span text:style-name="T3">s </text:span></text:span><text:span text:style-name="Emphasis"><text:span text:style-name="T12">- </text:span></text:span><text:span text:style-name="T9">environmental </text:span><text:span text:style-name="T1">'</text:span><text:span text:style-name="T2">simBot</text:span><text:span text:style-name="T1">' –</text:span><text:span text:style-name="T8"> mechanisms of feedback for design and simulation</text:span></text:p>
      <text:p text:style-name="P16"><text:soft-page-break/><text:span text:style-name="T40">This project is about building a</text:span><text:span text:style-name="T17"> </text:span><text:span text:style-name="T15">prototype tool for critical engagement in spatial simulation. </text:span><text:span text:style-name="T41">The</text:span><text:span text:style-name="T40"> initial </text:span><text:span text:style-name="T41">purpose</text:span><text:span text:style-name="T40"> is to make a </text:span><text:span text:style-name="T53">critical commentary</text:span><text:span text:style-name="T40"> of A</text:span><text:span text:style-name="T41">I</text:span><text:span text:style-name="T40"> </text:span><text:span text:style-name="T41">and cybernetic feedback</text:span><text:span text:style-name="T40"> by creating a 'bot' that is able to 'read', 'understand' and 'comment' on the </text:span><text:span text:style-name="T41">work </text:span><text:span text:style-name="T40">of students participating in a (separate) </text:span><text:span text:style-name="T41">environmental </text:span><text:span text:style-name="T40">simulation workshop. </text:span><text:span text:style-name="T41">T</text:span><text:span text:style-name="T40">hey will be using </text:span><text:span text:style-name="T68">Energy Plus</text:span><text:span text:style-name="T40"> </text:span><text:span text:style-name="T41">to solve a specific design problem and t</text:span><text:span text:style-name="T40">he 'bot' will provide 'live' feedback on the progress of the students. The 'bot' will provide </text:span><text:span text:style-name="T41">a </text:span><text:span text:style-name="T40">subversive commentary </text:span><text:span text:style-name="T40">and </text:span><text:span text:style-name="T41">an </text:span><text:span text:style-name="T40">alternative </text:span><text:span text:style-name="T41">representation</text:span><text:span text:style-name="T40"> of the data provided by the simulation software </text:span><text:span text:style-name="T41">with intention of encouraging the students to challenge their preconceived ideas around precision and interpretation in simulation.</text:span></text:p>
      <text:p text:style-name="P17"><text:span text:style-name="T43">My intention is to take this prototype and develop into a series different 'cyborg-</text:span><text:span text:style-name="T53">instruments</text:span><text:span text:style-name="T43">', at different scales, as a way mediating architectural designers interactions with existing computational technologies of simulation. </text:span><text:span text:style-name="T44">These 'cyborg-</text:span><text:span text:style-name="T53">instruments</text:span><text:span text:style-name="T44">' will form the basis of my ongoing PhD research.</text:span></text:p>
      <text:p text:style-name="P12"><text:span text:style-name="T43">'simBot' </text:span><text:span text:style-name="T54">prototype </text:span><text:span text:style-name="T43">t</text:span><text:span text:style-name="T17">o be </text:span><text:span text:style-name="T40">tested</text:span><text:span text:style-name="T17"> at </text:span><text:span text:style-name="T66">Environmental Simulation Workshop,</text:span><text:span text:style-name="T17"> School of Architecture, University of Sheffield, July 2013.</text:span></text:p>
      <text:p text:style-name="P12"><text:span text:style-name="T17"/></text:p>
      <text:p text:style-name="P25"><text:span text:style-name="Strong_20_Emphasis">Motivational Statement</text:span></text:p>
      <text:p text:style-name="P21"><text:span text:style-name="Strong_20_Emphasis"><text:span text:style-name="T118"/></text:span></text:p>
      <text:p text:style-name="PL-Paragraph"><text:span text:style-name="Strong_20_Emphasis"><text:span text:style-name="T120">I am a 1</text:span></text:span><text:span text:style-name="Strong_20_Emphasis"><text:span text:style-name="T119">st</text:span></text:span><text:span text:style-name="Strong_20_Emphasis"><text:span text:style-name="T120"> Year PhD candidate at The School of Architecture, University of Sheffield, with a full scholarship from the ESCR. My research is focused on the use computing technology as a design method rather than merely a set of tools, with a specific focus on open source and participatory models of computational design and simulation.</text:span></text:span></text:p>
      <text:p text:style-name="PL-Paragraph"><text:span text:style-name="Strong_20_Emphasis"><text:span text:style-name="T120"/></text:span></text:p>
      <text:p text:style-name="PL-Paragraph"><text:span text:style-name="Strong_20_Emphasis"><text:span text:style-name="T120">I studied architecture at Sheffield University, graduating in 2003 with commendation. I completed an AHRC funded MSc in Computational Design at UEL, under course directors Paul Coates and Christian Derix. My thesis work focused on the use of artificial neural networks for spatial mappings, for which I was awarded a Distinction. I have presented this work in London, Milan, Madrid and Barclelona and aspects of this work have recently been published as part of a co-authored article with Dr. Nishat Awan, in the journal 'Space and Culture'.</text:span></text:span></text:p>
      <text:p text:style-name="P24"/>
      <text:p text:style-name="PL-Paragraph"><text:span text:style-name="Strong_20_Emphasis"><text:span text:style-name="T120">In addition, since completing my professional qualifications , I have worked extensively as an architect in practice, most recently at</text:span></text:span><text:span text:style-name="T120"> Bryden Wood Ltd in London, where I was responsible for the development of BIM strategies for a number of major private and public sector clients. I worked with major software companies in developing the Government’s BIM standards. Previously, as project director at Slider Studio, a digital media and design research practice, I was involved in the design, development and programming of new software and plug-ins for architectural design, collaboration and participation.</text:span></text:p>
      <text:p text:style-name="P24"/>
      <text:p text:style-name="P24">I am a founder member and director of the design collective openkhana.net which explores the use of digital techniques for mapping and representation that deal with social, cultural and political issues.</text:p>
      <text:p text:style-name="P1"><text:span text:style-name="Emphasis"><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Arial1" svg:font-family="Arial" style:font-family-generic="roman"/>
    <style:font-face style:name="Mangal2" svg:font-family="Mangal" style:font-family-generic="system"/>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2cm" fo:line-height="100%" fo:text-indent="0cm" style:auto-text-indent="false"/>
      <style:text-properties style:font-name="Calibri"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SubHeading" style:family="paragraph" style:parent-style-name="Standard" style:class="text">
      <style:paragraph-properties fo:margin-left="0cm" fo:margin-right="0cm" fo:margin-top="0.3cm" fo:margin-bottom="0.199cm" style:contextual-spacing="false" fo:line-height="100%" fo:text-indent="0cm" style:auto-text-indent="false" fo:background-color="transparent">
        <style:background-image/>
      </style:paragraph-properties>
      <style:text-properties fo:font-size="11pt" fo:font-weight="bold" officeooo:rsid="004177f9" style:font-size-asian="10.5pt"/>
    </style:style>
    <style:style style:name="PL-Heading" style:family="paragraph" style:parent-style-name="Standard" style:class="text">
      <style:paragraph-properties fo:margin-left="0cm" fo:margin-right="0cm" fo:margin-top="0cm" fo:margin-bottom="0.3cm" style:contextual-spacing="false" fo:text-indent="0cm" style:auto-text-indent="false" fo:background-color="transparent">
        <style:background-image/>
      </style:paragraph-properties>
      <style:text-properties style:font-name="Times New Roman1" fo:font-size="16pt" style:text-underline-style="dotted" style:text-underline-width="auto" style:text-underline-color="font-color" fo:font-weight="bold" officeooo:rsid="003be221" fo:background-color="#ffff00" style:font-size-asian="20pt" style:font-weight-asian="bold" style:font-size-complex="20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L-SubHeading">
      <style:paragraph-properties fo:text-align="end" style:justify-single-word="false"/>
      <style:text-properties officeooo:paragraph-rsid="004668e7"/>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Emphasis"><text:span text:style-name="MT1">Phil Langley</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1T17:54:50.56</meta:creation-date>
    <dc:date>2013-06-11T10:56:49.51</dc:date>
    <meta:editing-duration>PT3H44M14S</meta:editing-duration>
    <meta:editing-cycles>62</meta:editing-cycles>
    <meta:generator>LibreOffice/4.0.3.3$Windows_x86 LibreOffice_project/0eaa50a932c8f2199a615e1eb30f7ac74279539</meta:generator>
    <meta:document-statistic meta:table-count="0" meta:image-count="0" meta:object-count="0" meta:page-count="3" meta:paragraph-count="43" meta:word-count="1532" meta:character-count="10314" meta:non-whitespace-character-count="8797"/>
  </office:meta>
</office:document-meta>
</file>